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Preformatted_20_Text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officeooo:paragraph-rsid="000df8b7"/>
    </style:style>
    <style:style style:name="P3" style:family="paragraph" style:parent-style-name="Preformatted_20_Text">
      <style:text-properties officeooo:paragraph-rsid="000c10b6"/>
    </style:style>
    <style:style style:name="P4" style:family="paragraph" style:parent-style-name="Preformatted_20_Text">
      <style:text-properties fo:font-weight="bold" officeooo:paragraph-rsid="000c10b6" style:font-weight-asian="bold" style:font-weight-complex="bold"/>
    </style:style>
    <style:style style:name="P5" style:family="paragraph" style:parent-style-name="Preformatted_20_Text">
      <style:text-properties style:font-name="Liberation Mono" fo:font-size="10pt" officeooo:paragraph-rsid="000c10b6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officeooo:rsid="00109a1c" officeooo:paragraph-rsid="00109a1c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RESENTATION IS BROKEN. HERE IS WHY.</text:p>
      <text:p text:style-name="Preformatted_20_Text"/>
      <text:p text:style-name="Preformatted_20_Text">The United States was designed to represent people and places.</text:p>
      <text:p text:style-name="Preformatted_20_Text">Over time, we kept the population.</text:p>
      <text:p text:style-name="Preformatted_20_Text">We erased the places.</text:p>
      <text:p text:style-name="Preformatted_20_Text"/>
      <text:p text:style-name="Preformatted_20_Text"><text:span text:style-name="T1">WHAT CHANGED?</text:span></text:p>
      <text:p text:style-name="Preformatted_20_Text"/>
      <text:p text:style-name="Preformatted_20_Text">1. The House of Representatives stopped growing.</text:p>
      <text:p text:style-name="Preformatted_20_Text"><text:s text:c="3"/>In 1913, Congress capped itself.</text:p>
      <text:p text:style-name="Preformatted_20_Text"><text:s text:c="3"/>The Constitution never required this.</text:p>
      <text:p text:style-name="Preformatted_20_Text"/>
      <text:p text:style-name="Preformatted_20_Text">2. The Senate stopped representing states.</text:p>
      <text:p text:style-name="Preformatted_20_Text"><text:s text:c="3"/>The 17th Amendment removed state legislatures</text:p>
      <text:p text:style-name="Preformatted_20_Text"><text:s text:c="3"/>from choosing Senators.</text:p>
      <text:p text:style-name="Preformatted_20_Text"/>
      <text:p text:style-name="Preformatted_20_Text">3. Districts replaced communities.</text:p>
      <text:p text:style-name="Preformatted_20_Text"><text:s text:c="3"/>Lines are redrawn.</text:p>
      <text:p text:style-name="Preformatted_20_Text"><text:s text:c="3"/>Neighborhoods are split.</text:p>
      <text:p text:style-name="Preformatted_20_Text"><text:s text:c="3"/>Representation floats.</text:p>
      <text:p text:style-name="Preformatted_20_Text"/>
      <text:p text:style-name="Preformatted_20_Text"><text:span text:style-name="T1">WHAT WE PROPOSE</text:span></text:p>
      <text:p text:style-name="Preformatted_20_Text"/>
      <text:p text:style-name="P2"><text:span text:style-name="T1">ZIP CODE REPRESENTATION (STATE LEVEL)</text:span></text:p>
      <text:p text:style-name="P2">ZIP codes already reflect lived communities.</text:p>
      <text:p text:style-name="Preformatted_20_Text">They change naturally.</text:p>
      <text:p text:style-name="Preformatted_20_Text">They are hard to gerrymander.</text:p>
      <text:p text:style-name="Preformatted_20_Text"/>
      <text:p text:style-name="Preformatted_20_Text">Each ZIP code elects one state delegate.</text:p>
      <text:p text:style-name="Preformatted_20_Text"/>
      <text:p text:style-name="Preformatted_20_Text"><text:span text:style-name="T1">COUNTY REPRESENTATION (FEDERAL LEVEL)</text:span></text:p>
      <text:p text:style-name="Preformatted_20_Text">Counties are stable political units.</text:p>
      <text:p text:style-name="Preformatted_20_Text">They predate the modern federal state.</text:p>
      <text:p text:style-name="Preformatted_20_Text"/>
      <text:p text:style-name="Preformatted_20_Text">Each county elects one Representative to Congress.</text:p>
      <text:p text:style-name="Preformatted_20_Text"/>
      <text:p text:style-name="Preformatted_20_Text"><text:span text:style-name="T1">RESTORE THE ORIGINAL SENATE</text:span></text:p>
      <text:p text:style-name="Preformatted_20_Text"/>
      <text:p text:style-name="Preformatted_20_Text">Repeal the 17th Amendment.</text:p>
      <text:p text:style-name="Preformatted_20_Text">Return Senate selection to state legislatures.</text:p>
      <text:p text:style-name="Preformatted_20_Text"/>
      <text:p text:style-name="Preformatted_20_Text"><text:span text:style-name="T1">WHAT BREAKS WHEN SCALE IS WRONG</text:span></text:p>
      <text:p text:style-name="Preformatted_20_Text"/>
      <text:p text:style-name="Preformatted_20_Text">Representation works only when people know</text:p>
      <text:p text:style-name="Preformatted_20_Text">who represents them and why.</text:p>
      <text:p text:style-name="Preformatted_20_Text"/>
      <text:p text:style-name="Preformatted_20_Text">Smaller units mean:</text:p>
      <text:p text:style-name="Preformatted_20_Text">- Less capture</text:p>
      <text:p text:style-name="Preformatted_20_Text">- More accountability</text:p>
      <text:p text:style-name="Preformatted_20_Text">- More participation</text:p>
      <text:p text:style-name="Preformatted_20_Text"/>
      <text:p text:style-name="P3"><text:span text:style-name="T1">THIS IS NOT A PARTY ISSUE.</text:span></text:p>
      <text:p text:style-name="P4">THIS IS A SCALE ISSUE.</text:p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Learn more.</text:p>
            <text:p text:style-name="P3">Copy freely.</text:p>
            <text:p text:style-name="P3">Change it.</text:p>
            <text:p text:style-name="P5">Share it.</text:p>
          </table:table-cell>
          <table:table-cell table:style-name="Table1.A1" office:value-type="string">
            <text:p text:style-name="P3">https://zipinit.org</text:p>
            <text:p text:style-name="P3">https://github.com/simulacra10/zipinit</text:p>
            <text:p text:style-name="P3">Creative Commons CC0.</text:p>
            <text:p text:style-name="P5">No permission required.</text:p>
          </table:table-cell>
        </table:table-row>
      </table:table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QUESTIONS WORTH ASKING</text:p>
      <text:p text:style-name="P6"/>
      <text:p text:style-name="P6">Why is the House capped when the Constitution never required it?</text:p>
      <text:p text:style-name="P6"/>
      <text:p text:style-name="P6">Who is the Senate supposed to represent: the states, or the public?</text:p>
      <text:p text:style-name="P6"/>
      <text:p text:style-name="P6">Why do districts change constantly</text:p>
      <text:p text:style-name="P6">while communities remain stable?</text:p>
      <text:p text:style-name="P6"/>
      <text:p text:style-name="P6">Why do ZIP codes reflect daily life</text:p>
      <text:p text:style-name="P6">better than political maps?</text:p>
      <text:p text:style-name="P6"/>
      <text:p text:style-name="P6">Why does representation feel symbolic</text:p>
      <text:p text:style-name="P6">rather than personal?</text:p>
      <text:p text:style-name="P6"/>
      <text:p text:style-name="P6">How did representatives become managers</text:p>
      <text:p text:style-name="P6">instead of delegates?</text:p>
      <text:p text:style-name="P6"/>
      <text:p text:style-name="P6">When did geography stop mattering</text:p>
      <text:p text:style-name="P6">in political accountability?</text:p>
      <text:p text:style-name="P6"/>
      <text:p text:style-name="P6">What incentives change</text:p>
      <text:p text:style-name="P6">when representatives no longer live among those they serve?</text:p>
      <text:p text:style-name="P6"/>
      <text:p text:style-name="P6">Can a republic scale indefinitely</text:p>
      <text:p text:style-name="P6">without changing its structure?</text:p>
      <text:p text:style-name="P6"/>
      <text:p text:style-name="P6">You do not need to agree.</text:p>
      <text:p text:style-name="P6">You only need to ask.</text:p>
      <text:p text:style-name="P6"/>
      <text:p text:style-name="P8">https://zipinit.or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1T22:02:44.696695634</dc:date>
    <meta:editing-duration>PT14M18S</meta:editing-duration>
    <meta:editing-cycles>7</meta:editing-cycles>
    <meta:generator>LibreOffice/25.8.4.2$Linux_X86_64 LibreOffice_project/580$Build-2</meta:generator>
    <meta:print-date>2026-02-01T22:00:06.176996743</meta:print-date>
    <meta:printed-by>PDF files</meta:printed-by>
    <meta:document-statistic meta:table-count="1" meta:image-count="0" meta:object-count="0" meta:page-count="2" meta:paragraph-count="65" meta:word-count="296" meta:character-count="1997" meta:non-whitespace-character-count="1745"/>
  </office:meta>
</office:document-meta>
</file>